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ECF0F24D8A60AB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.048cm" svg:y="9.509cm">
          <draw:image xlink:href="Pictures/100000010000078000000438ECF0F24D8A60AB3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4T04:46:33.426164957</meta:creation-date>
    <dc:date>2024-11-14T04:46:52.387713559</dc:date>
    <meta:editing-duration>PT20S</meta:editing-duration>
    <meta:editing-cycles>1</meta:editing-cycles>
    <meta:document-statistic meta:object-count="1"/>
    <meta:generator>LibreOffice/7.3.7.2$Linux_X86_64 LibreOffice_project/30$Build-2</meta:generator>
  </office:meta>
</office:document-meta>
</file>